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73mm"/>
    </style:style>
    <style:style style:name="co9" style:family="table-column">
      <style:table-column-properties fo:break-before="auto" style:column-width="23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transparent"/>
      <style:text-properties fo:color="#009900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336699"/>
    </style:style>
    <style:style style:name="ce3" style:family="table-cell" style:parent-style-name="Default">
      <style:table-cell-properties fo:background-color="transparent"/>
      <style:text-properties fo:color="#336699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3300"/>
    </style:style>
    <style:style style:name="ce5" style:family="table-cell" style:parent-style-name="Default" style:data-style-name="N1">
      <style:table-cell-properties fo:background-color="transparent"/>
      <style:text-properties fo:color="#ff3300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7" style:family="table-cell" style:parent-style-name="Default" style:data-style-name="N128"/>
    <style:style style:name="ce8" style:family="table-cell" style:parent-style-name="Default" style:data-style-name="N140"/>
    <style:style style:name="ce9" style:family="table-cell" style:parent-style-name="Default" style:data-style-name="N128">
      <style:table-cell-properties style:text-align-source="fix" style:repeat-content="false" style:rotation-align="non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hO2SOPh-2021-v1-4" table:style-name="ta1">
        <table:shapes>
          <draw:frame draw:z-index="0" draw:style-name="gr1" draw:text-style-name="P1" svg:width="170.77mm" svg:height="121.67mm" svg:x="16.75mm" svg:y="75.26mm">
            <loext:p draw:notify-on-update-of-ranges="'PhO2SOPh-2021-v1-4'.R2:'PhO2SOPh-2021-v1-4'.R2 'PhO2SOPh-2021-v1-4'.R3:'PhO2SOPh-2021-v1-4'.R16 'PhO2SOPh-2021-v1-4'.S2:'PhO2SOPh-2021-v1-4'.S2 'PhO2SOPh-2021-v1-4'.S3:'PhO2SOPh-2021-v1-4'.S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6.9mm" svg:height="118.41mm" svg:x="192.52mm" svg:y="74.26mm">
            <loext:p draw:notify-on-update-of-ranges="'PhO2SOPh-2021-v1-4'.R2:'PhO2SOPh-2021-v1-4'.R2 'PhO2SOPh-2021-v1-4'.R3:'PhO2SOPh-2021-v1-4'.R16 'PhO2SOPh-2021-v1-4'.V2:'PhO2SOPh-2021-v1-4'.V2 'PhO2SOPh-2021-v1-4'.V3:'PhO2SOPh-2021-v1-4'.V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column table:style-name="co5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row table:style-name="ro1">
          <table:table-cell/>
          <table:table-cell office:value-type="string" calcext:value-type="string">
            <text:p><text:s/>v1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v2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v3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v4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/>M+H</text:p>
          </table:table-cell>
          <table:table-cell office:value-type="string" calcext:value-type="string">
            <text:p><text:s/>M+Na</text:p>
          </table:table-cell>
          <table:table-cell office:value-type="string" calcext:value-type="string">
            <text:p><text:s/>M+K</text:p>
          </table:table-cell>
          <table:table-cell office:value-type="string" calcext:value-type="string">
            <text:p><text:s/>Sum</text:p>
          </table:table-cell>
          <table:table-cell office:value-type="string" calcext:value-type="string">
            <text:p><text:s/>M+H</text:p>
          </table:table-cell>
          <table:table-cell office:value-type="string" calcext:value-type="string">
            <text:p><text:s/>M+Na</text:p>
          </table:table-cell>
          <table:table-cell office:value-type="string" calcext:value-type="string">
            <text:p><text:s/>M+K</text:p>
          </table:table-cell>
          <table:table-cell office:value-type="string" calcext:value-type="string">
            <text:p><text:s/>Sum</text:p>
          </table:table-cell>
          <table:table-cell office:value-type="string" calcext:value-type="string">
            <text:p><text:s/>M+H</text:p>
          </table:table-cell>
          <table:table-cell office:value-type="string" calcext:value-type="string">
            <text:p><text:s/>M+Na</text:p>
          </table:table-cell>
          <table:table-cell office:value-type="string" calcext:value-type="string">
            <text:p><text:s/>M+K</text:p>
          </table:table-cell>
          <table:table-cell office:value-type="string" calcext:value-type="string">
            <text:p><text:s/>Sum</text:p>
          </table:table-cell>
          <table:table-cell office:value-type="string" calcext:value-type="string">
            <text:p><text:s/>M+H</text:p>
          </table:table-cell>
          <table:table-cell office:value-type="string" calcext:value-type="string">
            <text:p><text:s/>M+Na</text:p>
          </table:table-cell>
          <table:table-cell office:value-type="string" calcext:value-type="string">
            <text:p><text:s/>M+K</text:p>
          </table:table-cell>
          <table:table-cell office:value-type="string" calcext:value-type="string">
            <text:p><text:s/>Sum</text:p>
          </table:table-cell>
          <table:table-cell table:style-name="ce2" office:value-type="string" calcext:value-type="string">
            <text:p>t, s</text:p>
          </table:table-cell>
          <table:table-cell table:style-name="ce4" office:value-type="string" calcext:value-type="string">
            <text:p>Average 1-2</text:p>
          </table:table-cell>
          <table:table-cell table:style-name="ce6" office:value-type="string" calcext:value-type="string">
            <text:p>C (mg/mL)</text:p>
          </table:table-cell>
          <table:table-cell table:style-name="ce6" office:value-type="string" calcext:value-type="string">
            <text:p>C(mol/L)</text:p>
          </table:table-cell>
          <table:table-cell table:style-name="ce6" office:value-type="string" calcext:value-type="string">
            <text:p>x6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38.6" calcext:value-type="float">
            <text:p>25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8.6" calcext:value-type="float">
            <text:p>2538.6</text:p>
          </table:table-cell>
          <table:table-cell office:value-type="float" office:value="2539.1" calcext:value-type="float">
            <text:p>253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9.1" calcext:value-type="float">
            <text:p>2539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3.5" calcext:value-type="float">
            <text:p>168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3.5" calcext:value-type="float">
            <text:p>1683.5</text:p>
          </table:table-cell>
          <table:table-cell table:formula="of:=[.A3]" office:value-type="float" office:value="30" calcext:value-type="float">
            <text:p>30</text:p>
          </table:table-cell>
          <table:table-cell table:formula="of:=([.E3]+[.I3])/2" office:value-type="float" office:value="2538.85" calcext:value-type="float">
            <text:p>2539</text:p>
          </table:table-cell>
          <table:table-cell table:formula="of:=0.00000000000056952477*[.S3]*[.S3]+0.000000085562587*[.S3]" office:value-type="float" office:value="0.000220901593600572" calcext:value-type="float">
            <text:p>0.00022090</text:p>
          </table:table-cell>
          <table:table-cell table:formula="of:=[.T3]/234.2701" office:value-type="float" office:value="0.00000094293549881343" calcext:value-type="float">
            <text:p>9.42935E-07</text:p>
          </table:table-cell>
          <table:table-cell table:formula="of:=[.U3]*600" office:value-type="float" office:value="0.000565761299288058" calcext:value-type="float">
            <text:p>0.000565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09.3" calcext:value-type="float">
            <text:p>2509.3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2996.3" calcext:value-type="float">
            <text:p>2996.3</text:p>
          </table:table-cell>
          <table:table-cell office:value-type="float" office:value="2277.8" calcext:value-type="float">
            <text:p>227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7.8" calcext:value-type="float">
            <text:p>2277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.6" calcext:value-type="float">
            <text:p>82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.6" calcext:value-type="float">
            <text:p>820.6</text:p>
          </table:table-cell>
          <table:table-cell table:formula="of:=[.A4]" office:value-type="float" office:value="60" calcext:value-type="float">
            <text:p>60</text:p>
          </table:table-cell>
          <table:table-cell table:formula="of:=([.E4]+[.I4])/2" office:value-type="float" office:value="2637.05" calcext:value-type="float">
            <text:p>2637</text:p>
          </table:table-cell>
          <table:table-cell table:formula="of:=0.00000000000056952477*[.S4]*[.S4]+0.000000085562587*[.S4]" office:value-type="float" office:value="0.000229593313923814" calcext:value-type="float">
            <text:p>0.00022959</text:p>
          </table:table-cell>
          <table:table-cell table:formula="of:=[.T4]/234.2701" office:value-type="float" office:value="0.000000980036777735673" calcext:value-type="float">
            <text:p>9.80037E-07</text:p>
          </table:table-cell>
          <table:table-cell table:formula="of:=[.U4]*600" office:value-type="float" office:value="0.000588022066641404" calcext:value-type="float">
            <text:p>0.000588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99.7" calcext:value-type="float">
            <text:p>409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9.7" calcext:value-type="float">
            <text:p>4099.7</text:p>
          </table:table-cell>
          <table:table-cell office:value-type="float" office:value="4844.9" calcext:value-type="float">
            <text:p>484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4.9" calcext:value-type="float">
            <text:p>484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2.1" calcext:value-type="float">
            <text:p>103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.1" calcext:value-type="float">
            <text:p>1032.1</text:p>
          </table:table-cell>
          <table:table-cell table:formula="of:=[.A5]" office:value-type="float" office:value="120" calcext:value-type="float">
            <text:p>120</text:p>
          </table:table-cell>
          <table:table-cell table:formula="of:=([.E5]+[.I5])/2" office:value-type="float" office:value="4472.3" calcext:value-type="float">
            <text:p>4472</text:p>
          </table:table-cell>
          <table:table-cell table:formula="of:=0.00000000000056952477*[.S5]*[.S5]+0.000000085562587*[.S5]" office:value-type="float" office:value="0.0003940528888981" calcext:value-type="float">
            <text:p>0.00039405</text:p>
          </table:table-cell>
          <table:table-cell table:formula="of:=[.T5]/234.2701" office:value-type="float" office:value="0.00000168204516452633" calcext:value-type="float">
            <text:p>1.68205E-06</text:p>
          </table:table-cell>
          <table:table-cell table:formula="of:=[.U5]*600" office:value-type="float" office:value="0.0010092270987158" calcext:value-type="float">
            <text:p>0.001009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67.3" calcext:value-type="float">
            <text:p>546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7.3" calcext:value-type="float">
            <text:p>5467.3</text:p>
          </table:table-cell>
          <table:table-cell office:value-type="float" office:value="3646.6" calcext:value-type="float">
            <text:p>364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.6" calcext:value-type="float">
            <text:p>3646.6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6]" office:value-type="float" office:value="150" calcext:value-type="float">
            <text:p>150</text:p>
          </table:table-cell>
          <table:table-cell table:formula="of:=([.E6]+[.I6])/2" office:value-type="float" office:value="4556.95" calcext:value-type="float">
            <text:p>4557</text:p>
          </table:table-cell>
          <table:table-cell table:formula="of:=0.00000000000056952477*[.S6]*[.S6]+0.000000085562587*[.S6]" office:value-type="float" office:value="0.000401731064484124" calcext:value-type="float">
            <text:p>0.00040173</text:p>
          </table:table-cell>
          <table:table-cell table:formula="of:=[.T6]/234.2701" office:value-type="float" office:value="0.00000171482004952456" calcext:value-type="float">
            <text:p>1.71482E-06</text:p>
          </table:table-cell>
          <table:table-cell table:formula="of:=[.U6]*600" office:value-type="float" office:value="0.00102889202971474" calcext:value-type="float">
            <text:p>0.001028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998.1" calcext:value-type="float">
            <text:p>899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8.1" calcext:value-type="float">
            <text:p>8998.1</text:p>
          </table:table-cell>
          <table:table-cell office:value-type="float" office:value="6580.1" calcext:value-type="float">
            <text:p>65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0.1" calcext:value-type="float">
            <text:p>6580.1</text:p>
          </table:table-cell>
          <table:table-cell office:value-type="float" office:value="3269.8" calcext:value-type="float">
            <text:p>326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9.8" calcext:value-type="float">
            <text:p>3269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]" office:value-type="float" office:value="240" calcext:value-type="float">
            <text:p>240</text:p>
          </table:table-cell>
          <table:table-cell table:formula="of:=([.E7]+[.I7])/2" office:value-type="float" office:value="7789.1" calcext:value-type="float">
            <text:p>7789</text:p>
          </table:table-cell>
          <table:table-cell table:formula="of:=0.00000000000056952477*[.S7]*[.S7]+0.000000085562587*[.S7]" office:value-type="float" office:value="0.000701008659081847" calcext:value-type="float">
            <text:p>0.00070101</text:p>
          </table:table-cell>
          <table:table-cell table:formula="of:=[.T7]/234.2701" office:value-type="float" office:value="0.00000299230955671188" calcext:value-type="float">
            <text:p>2.99231E-06</text:p>
          </table:table-cell>
          <table:table-cell table:formula="of:=[.U7]*600" office:value-type="float" office:value="0.00179538573402713" calcext:value-type="float">
            <text:p>0.001795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105.4" calcext:value-type="float">
            <text:p>810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5.4" calcext:value-type="float">
            <text:p>8105.4</text:p>
          </table:table-cell>
          <table:table-cell office:value-type="float" office:value="6367.7" calcext:value-type="float">
            <text:p>636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7.7" calcext:value-type="float">
            <text:p>6367.7</text:p>
          </table:table-cell>
          <table:table-cell office:value-type="float" office:value="2451" calcext:value-type="float">
            <text:p>2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1" calcext:value-type="float">
            <text:p>24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]" office:value-type="float" office:value="300" calcext:value-type="float">
            <text:p>300</text:p>
          </table:table-cell>
          <table:table-cell table:formula="of:=([.E8]+[.I8])/2" office:value-type="float" office:value="7236.55" calcext:value-type="float">
            <text:p>7237</text:p>
          </table:table-cell>
          <table:table-cell table:formula="of:=0.00000000000056952477*[.S8]*[.S8]+0.000000085562587*[.S8]" office:value-type="float" office:value="0.00064900261613816" calcext:value-type="float">
            <text:p>0.00064900</text:p>
          </table:table-cell>
          <table:table-cell table:formula="of:=[.T8]/234.2701" office:value-type="float" office:value="0.00000277031774920556" calcext:value-type="float">
            <text:p>2.77032E-06</text:p>
          </table:table-cell>
          <table:table-cell table:formula="of:=[.U8]*600" office:value-type="float" office:value="0.00166219064952333" calcext:value-type="float">
            <text:p>0.001662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872.8" calcext:value-type="float">
            <text:p>687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2.8" calcext:value-type="float">
            <text:p>6872.8</text:p>
          </table:table-cell>
          <table:table-cell office:value-type="float" office:value="1513.2" calcext:value-type="float">
            <text:p>151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3.2" calcext:value-type="float">
            <text:p>1513.2</text:p>
          </table:table-cell>
          <table:table-cell office:value-type="float" office:value="787.7" calcext:value-type="float">
            <text:p>78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7" calcext:value-type="float">
            <text:p>787.7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table:formula="of:=[.A9]" office:value-type="float" office:value="360" calcext:value-type="float">
            <text:p>360</text:p>
          </table:table-cell>
          <table:table-cell table:formula="of:=([.E9]+[.I9])/2" office:value-type="float" office:value="4193" calcext:value-type="float">
            <text:p>4193</text:p>
          </table:table-cell>
          <table:table-cell table:formula="of:=0.00000000000056952477*[.S9]*[.S9]+0.000000085562587*[.S9]" office:value-type="float" office:value="0.000368776884084038" calcext:value-type="float">
            <text:p>0.00036878</text:p>
          </table:table-cell>
          <table:table-cell table:formula="of:=[.T9]/234.2701" office:value-type="float" office:value="0.00000157415258747931" calcext:value-type="float">
            <text:p>1.57415E-06</text:p>
          </table:table-cell>
          <table:table-cell table:formula="of:=[.U9]*600" office:value-type="float" office:value="0.000944491552487589" calcext:value-type="float">
            <text:p>0.000944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905.3" calcext:value-type="float">
            <text:p>10905.3</text:p>
          </table:table-cell>
          <table:table-cell office:value-type="float" office:value="1117.8" calcext:value-type="float">
            <text:p>1117.8</text:p>
          </table:table-cell>
          <table:table-cell office:value-type="float" office:value="0" calcext:value-type="float">
            <text:p>0</text:p>
          </table:table-cell>
          <table:table-cell office:value-type="float" office:value="12023.1" calcext:value-type="float">
            <text:p>12023.1</text:p>
          </table:table-cell>
          <table:table-cell office:value-type="float" office:value="7018.5" calcext:value-type="float">
            <text:p>7018.5</text:p>
          </table:table-cell>
          <table:table-cell office:value-type="float" office:value="1768.2" calcext:value-type="float">
            <text:p>1768.2</text:p>
          </table:table-cell>
          <table:table-cell office:value-type="float" office:value="0" calcext:value-type="float">
            <text:p>0</text:p>
          </table:table-cell>
          <table:table-cell office:value-type="float" office:value="8786.7" calcext:value-type="float">
            <text:p>8786.7</text:p>
          </table:table-cell>
          <table:table-cell office:value-type="float" office:value="789.5" calcext:value-type="float">
            <text:p>78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5" calcext:value-type="float">
            <text:p>789.5</text:p>
          </table:table-cell>
          <table:table-cell office:value-type="float" office:value="1765.8" calcext:value-type="float">
            <text:p>176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5.8" calcext:value-type="float">
            <text:p>1765.8</text:p>
          </table:table-cell>
          <table:table-cell table:formula="of:=[.A10]" office:value-type="float" office:value="450" calcext:value-type="float">
            <text:p>450</text:p>
          </table:table-cell>
          <table:table-cell table:formula="of:=([.E10]+[.I10])/2" office:value-type="float" office:value="10404.9" calcext:value-type="float">
            <text:p>10405</text:p>
          </table:table-cell>
          <table:table-cell table:formula="of:=0.00000000000056952477*[.S10]*[.S10]+0.000000085562587*[.S10]" office:value-type="float" office:value="0.000951928020238348" calcext:value-type="float">
            <text:p>0.00095193</text:p>
          </table:table-cell>
          <table:table-cell table:formula="of:=[.T10]/234.2701" office:value-type="float" office:value="0.00000406337821274823" calcext:value-type="float">
            <text:p>4.06338E-06</text:p>
          </table:table-cell>
          <table:table-cell table:formula="of:=[.U10]*600" office:value-type="float" office:value="0.00243802692764894" calcext:value-type="float">
            <text:p>0.0024380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766.2" calcext:value-type="float">
            <text:p>12766.2</text:p>
          </table:table-cell>
          <table:table-cell office:value-type="float" office:value="1325.9" calcext:value-type="float">
            <text:p>1325.9</text:p>
          </table:table-cell>
          <table:table-cell office:value-type="float" office:value="0" calcext:value-type="float">
            <text:p>0</text:p>
          </table:table-cell>
          <table:table-cell office:value-type="float" office:value="14092.1" calcext:value-type="float">
            <text:p>14092.1</text:p>
          </table:table-cell>
          <table:table-cell office:value-type="float" office:value="10586.2" calcext:value-type="float">
            <text:p>10586.2</text:p>
          </table:table-cell>
          <table:table-cell office:value-type="float" office:value="1062.5" calcext:value-type="float">
            <text:p>1062.5</text:p>
          </table:table-cell>
          <table:table-cell office:value-type="float" office:value="0" calcext:value-type="float">
            <text:p>0</text:p>
          </table:table-cell>
          <table:table-cell office:value-type="float" office:value="11648.7" calcext:value-type="float">
            <text:p>11648.7</text:p>
          </table:table-cell>
          <table:table-cell office:value-type="float" office:value="6288.5" calcext:value-type="float">
            <text:p>6288.5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7898.5" calcext:value-type="float">
            <text:p>7898.5</text:p>
          </table:table-cell>
          <table:table-cell office:value-type="float" office:value="1487" calcext:value-type="float">
            <text:p>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table:formula="of:=[.A11]" office:value-type="float" office:value="540" calcext:value-type="float">
            <text:p>540</text:p>
          </table:table-cell>
          <table:table-cell table:formula="of:=([.E11]+[.I11])/2" office:value-type="float" office:value="12870.4" calcext:value-type="float">
            <text:p>12870</text:p>
          </table:table-cell>
          <table:table-cell table:formula="of:=0.00000000000056952477*[.S11]*[.S11]+0.000000085562587*[.S11]" office:value-type="float" office:value="0.00119556490101897" calcext:value-type="float">
            <text:p>0.00119556</text:p>
          </table:table-cell>
          <table:table-cell table:formula="of:=[.T11]/234.2701" office:value-type="float" office:value="0.00000510336103932584" calcext:value-type="float">
            <text:p>5.10336E-06</text:p>
          </table:table-cell>
          <table:table-cell table:formula="of:=[.U11]*600" office:value-type="float" office:value="0.00306201662359551" calcext:value-type="float">
            <text:p>0.00306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197.1" calcext:value-type="float">
            <text:p>13197.1</text:p>
          </table:table-cell>
          <table:table-cell office:value-type="float" office:value="951.8" calcext:value-type="float">
            <text:p>951.8</text:p>
          </table:table-cell>
          <table:table-cell office:value-type="float" office:value="0" calcext:value-type="float">
            <text:p>0</text:p>
          </table:table-cell>
          <table:table-cell office:value-type="float" office:value="14148.9" calcext:value-type="float">
            <text:p>14148.9</text:p>
          </table:table-cell>
          <table:table-cell office:value-type="float" office:value="10819.6" calcext:value-type="float">
            <text:p>10819.6</text:p>
          </table:table-cell>
          <table:table-cell office:value-type="float" office:value="1651.5" calcext:value-type="float">
            <text:p>1651.5</text:p>
          </table:table-cell>
          <table:table-cell office:value-type="float" office:value="0" calcext:value-type="float">
            <text:p>0</text:p>
          </table:table-cell>
          <table:table-cell office:value-type="float" office:value="12471.1" calcext:value-type="float">
            <text:p>12471.1</text:p>
          </table:table-cell>
          <table:table-cell office:value-type="float" office:value="9881.3" calcext:value-type="float">
            <text:p>9881.3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11252.3" calcext:value-type="float">
            <text:p>11252.3</text:p>
          </table:table-cell>
          <table:table-cell office:value-type="float" office:value="1342.5" calcext:value-type="float">
            <text:p>134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2.5" calcext:value-type="float">
            <text:p>1342.5</text:p>
          </table:table-cell>
          <table:table-cell table:formula="of:=[.A12]" office:value-type="float" office:value="600" calcext:value-type="float">
            <text:p>600</text:p>
          </table:table-cell>
          <table:table-cell table:formula="of:=([.E12]+[.I12])/2" office:value-type="float" office:value="13310" calcext:value-type="float">
            <text:p>13310</text:p>
          </table:table-cell>
          <table:table-cell table:formula="of:=0.00000000000056952477*[.S12]*[.S12]+0.000000085562587*[.S12]" office:value-type="float" office:value="0.0012397328200766" calcext:value-type="float">
            <text:p>0.00123973</text:p>
          </table:table-cell>
          <table:table-cell table:formula="of:=[.T12]/234.2701" office:value-type="float" office:value="0.00000529189521017235" calcext:value-type="float">
            <text:p>5.29190E-06</text:p>
          </table:table-cell>
          <table:table-cell table:formula="of:=[.U12]*600" office:value-type="float" office:value="0.00317513712610341" calcext:value-type="float">
            <text:p>0.003175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33.2" calcext:value-type="float">
            <text:p>14533.2</text:p>
          </table:table-cell>
          <table:table-cell office:value-type="float" office:value="1445.4" calcext:value-type="float">
            <text:p>1445.4</text:p>
          </table:table-cell>
          <table:table-cell office:value-type="float" office:value="0" calcext:value-type="float">
            <text:p>0</text:p>
          </table:table-cell>
          <table:table-cell office:value-type="float" office:value="15978.6" calcext:value-type="float">
            <text:p>15978.6</text:p>
          </table:table-cell>
          <table:table-cell office:value-type="float" office:value="12734" calcext:value-type="float">
            <text:p>12734</text:p>
          </table:table-cell>
          <table:table-cell office:value-type="float" office:value="922.2" calcext:value-type="float">
            <text:p>922.2</text:p>
          </table:table-cell>
          <table:table-cell office:value-type="float" office:value="0" calcext:value-type="float">
            <text:p>0</text:p>
          </table:table-cell>
          <table:table-cell office:value-type="float" office:value="13656.2" calcext:value-type="float">
            <text:p>13656.2</text:p>
          </table:table-cell>
          <table:table-cell office:value-type="float" office:value="8491.8" calcext:value-type="float">
            <text:p>8491.8</text:p>
          </table:table-cell>
          <table:table-cell office:value-type="float" office:value="1329.4" calcext:value-type="float">
            <text:p>1329.4</text:p>
          </table:table-cell>
          <table:table-cell office:value-type="float" office:value="0" calcext:value-type="float">
            <text:p>0</text:p>
          </table:table-cell>
          <table:table-cell office:value-type="float" office:value="9821.2" calcext:value-type="float">
            <text:p>9821.2</text:p>
          </table:table-cell>
          <table:table-cell office:value-type="float" office:value="4565.6" calcext:value-type="float">
            <text:p>4565.6</text:p>
          </table:table-cell>
          <table:table-cell office:value-type="float" office:value="412.7" calcext:value-type="float">
            <text:p>412.7</text:p>
          </table:table-cell>
          <table:table-cell office:value-type="float" office:value="0" calcext:value-type="float">
            <text:p>0</text:p>
          </table:table-cell>
          <table:table-cell office:value-type="float" office:value="4978.3" calcext:value-type="float">
            <text:p>4978.3</text:p>
          </table:table-cell>
          <table:table-cell table:formula="of:=[.A13]" office:value-type="float" office:value="750" calcext:value-type="float">
            <text:p>750</text:p>
          </table:table-cell>
          <table:table-cell table:formula="of:=([.E13]+[.I13])/2" office:value-type="float" office:value="14817.4" calcext:value-type="float">
            <text:p>14817</text:p>
          </table:table-cell>
          <table:table-cell table:formula="of:=0.00000000000056952477*[.S13]*[.S13]+0.000000085562587*[.S13]" office:value-type="float" office:value="0.00139285728270146" calcext:value-type="float">
            <text:p>0.00139286</text:p>
          </table:table-cell>
          <table:table-cell table:formula="of:=[.T13]/234.2701" office:value-type="float" office:value="0.00000594551879519179" calcext:value-type="float">
            <text:p>5.94552E-06</text:p>
          </table:table-cell>
          <table:table-cell table:formula="of:=[.U13]*600" office:value-type="float" office:value="0.00356731127711507" calcext:value-type="float">
            <text:p>0.003567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565.2" calcext:value-type="float">
            <text:p>17565.2</text:p>
          </table:table-cell>
          <table:table-cell office:value-type="float" office:value="1654.5" calcext:value-type="float">
            <text:p>1654.5</text:p>
          </table:table-cell>
          <table:table-cell office:value-type="float" office:value="0" calcext:value-type="float">
            <text:p>0</text:p>
          </table:table-cell>
          <table:table-cell office:value-type="float" office:value="19219.7" calcext:value-type="float">
            <text:p>19219.7</text:p>
          </table:table-cell>
          <table:table-cell office:value-type="float" office:value="15368.9" calcext:value-type="float">
            <text:p>15368.9</text:p>
          </table:table-cell>
          <table:table-cell office:value-type="float" office:value="1984.6" calcext:value-type="float">
            <text:p>1984.6</text:p>
          </table:table-cell>
          <table:table-cell office:value-type="float" office:value="0" calcext:value-type="float">
            <text:p>0</text:p>
          </table:table-cell>
          <table:table-cell office:value-type="float" office:value="17353.5" calcext:value-type="float">
            <text:p>17353.5</text:p>
          </table:table-cell>
          <table:table-cell office:value-type="float" office:value="7844.3" calcext:value-type="float">
            <text:p>7844.3</text:p>
          </table:table-cell>
          <table:table-cell office:value-type="float" office:value="572.7" calcext:value-type="float">
            <text:p>572.7</text:p>
          </table:table-cell>
          <table:table-cell office:value-type="float" office:value="0" calcext:value-type="float">
            <text:p>0</text:p>
          </table:table-cell>
          <table:table-cell office:value-type="float" office:value="8416.9" calcext:value-type="float">
            <text:p>8416.9</text:p>
          </table:table-cell>
          <table:table-cell office:value-type="float" office:value="10572.8" calcext:value-type="float">
            <text:p>10572.8</text:p>
          </table:table-cell>
          <table:table-cell office:value-type="float" office:value="1742.8" calcext:value-type="float">
            <text:p>1742.8</text:p>
          </table:table-cell>
          <table:table-cell office:value-type="float" office:value="0" calcext:value-type="float">
            <text:p>0</text:p>
          </table:table-cell>
          <table:table-cell office:value-type="float" office:value="12315.6" calcext:value-type="float">
            <text:p>12315.6</text:p>
          </table:table-cell>
          <table:table-cell table:formula="of:=[.A14]" office:value-type="float" office:value="900" calcext:value-type="float">
            <text:p>900</text:p>
          </table:table-cell>
          <table:table-cell table:formula="of:=([.E14]+[.I14])/2" office:value-type="float" office:value="18286.6" calcext:value-type="float">
            <text:p>18287</text:p>
          </table:table-cell>
          <table:table-cell table:formula="of:=0.00000000000056952477*[.S14]*[.S14]+0.000000085562587*[.S14]" office:value-type="float" office:value="0.00175509773819517" calcext:value-type="float">
            <text:p>0.00175510</text:p>
          </table:table-cell>
          <table:table-cell table:formula="of:=[.T14]/234.2701" office:value-type="float" office:value="0.00000749177013283031" calcext:value-type="float">
            <text:p>7.49177E-06</text:p>
          </table:table-cell>
          <table:table-cell table:formula="of:=[.U14]*600" office:value-type="float" office:value="0.00449506207969818" calcext:value-type="float">
            <text:p>0.0044950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8267.6" calcext:value-type="float">
            <text:p>18267.6</text:p>
          </table:table-cell>
          <table:table-cell office:value-type="float" office:value="1320.7" calcext:value-type="float">
            <text:p>1320.7</text:p>
          </table:table-cell>
          <table:table-cell office:value-type="float" office:value="0" calcext:value-type="float">
            <text:p>0</text:p>
          </table:table-cell>
          <table:table-cell office:value-type="float" office:value="19588.3" calcext:value-type="float">
            <text:p>19588.3</text:p>
          </table:table-cell>
          <table:table-cell office:value-type="float" office:value="16314.1" calcext:value-type="float">
            <text:p>16314.1</text:p>
          </table:table-cell>
          <table:table-cell office:value-type="float" office:value="2495.8" calcext:value-type="float">
            <text:p>2495.8</text:p>
          </table:table-cell>
          <table:table-cell office:value-type="float" office:value="0" calcext:value-type="float">
            <text:p>0</text:p>
          </table:table-cell>
          <table:table-cell office:value-type="float" office:value="18809.9" calcext:value-type="float">
            <text:p>18809.9</text:p>
          </table:table-cell>
          <table:table-cell office:value-type="float" office:value="3009.3" calcext:value-type="float">
            <text:p>300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9.3" calcext:value-type="float">
            <text:p>3009.3</text:p>
          </table:table-cell>
          <table:table-cell office:value-type="float" office:value="13008.6" calcext:value-type="float">
            <text:p>13008.6</text:p>
          </table:table-cell>
          <table:table-cell office:value-type="float" office:value="1730.3" calcext:value-type="float">
            <text:p>1730.3</text:p>
          </table:table-cell>
          <table:table-cell office:value-type="float" office:value="0" calcext:value-type="float">
            <text:p>0</text:p>
          </table:table-cell>
          <table:table-cell office:value-type="float" office:value="14738.9" calcext:value-type="float">
            <text:p>14738.9</text:p>
          </table:table-cell>
          <table:table-cell table:formula="of:=[.A15]" office:value-type="float" office:value="1050" calcext:value-type="float">
            <text:p>1050</text:p>
          </table:table-cell>
          <table:table-cell table:formula="of:=([.E15]+[.I15])/2" office:value-type="float" office:value="19199.1" calcext:value-type="float">
            <text:p>19199</text:p>
          </table:table-cell>
          <table:table-cell table:formula="of:=0.00000000000056952477*[.S15]*[.S15]+0.000000085562587*[.S15]" office:value-type="float" office:value="0.00185265459296976" calcext:value-type="float">
            <text:p>0.00185265</text:p>
          </table:table-cell>
          <table:table-cell table:formula="of:=[.T15]/234.2701" office:value-type="float" office:value="0.00000790819909570092" calcext:value-type="float">
            <text:p>7.90820E-06</text:p>
          </table:table-cell>
          <table:table-cell table:formula="of:=[.U15]*600" office:value-type="float" office:value="0.00474491945742055" calcext:value-type="float">
            <text:p>0.004744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612.1" calcext:value-type="float">
            <text:p>18612.1</text:p>
          </table:table-cell>
          <table:table-cell office:value-type="float" office:value="2495.4" calcext:value-type="float">
            <text:p>2495.4</text:p>
          </table:table-cell>
          <table:table-cell office:value-type="float" office:value="0" calcext:value-type="float">
            <text:p>0</text:p>
          </table:table-cell>
          <table:table-cell office:value-type="float" office:value="21107.5" calcext:value-type="float">
            <text:p>21107.5</text:p>
          </table:table-cell>
          <table:table-cell office:value-type="float" office:value="16385" calcext:value-type="float">
            <text:p>16385</text:p>
          </table:table-cell>
          <table:table-cell office:value-type="float" office:value="1026.5" calcext:value-type="float">
            <text:p>1026.5</text:p>
          </table:table-cell>
          <table:table-cell office:value-type="float" office:value="0" calcext:value-type="float">
            <text:p>0</text:p>
          </table:table-cell>
          <table:table-cell office:value-type="float" office:value="17411.5" calcext:value-type="float">
            <text:p>17411.5</text:p>
          </table:table-cell>
          <table:table-cell office:value-type="float" office:value="11275" calcext:value-type="float">
            <text:p>1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5" calcext:value-type="float">
            <text:p>11275</text:p>
          </table:table-cell>
          <table:table-cell office:value-type="float" office:value="5696.9" calcext:value-type="float">
            <text:p>5696.9</text:p>
          </table:table-cell>
          <table:table-cell office:value-type="float" office:value="1567.5" calcext:value-type="float">
            <text:p>1567.5</text:p>
          </table:table-cell>
          <table:table-cell office:value-type="float" office:value="0" calcext:value-type="float">
            <text:p>0</text:p>
          </table:table-cell>
          <table:table-cell office:value-type="float" office:value="7264.5" calcext:value-type="float">
            <text:p>7264.5</text:p>
          </table:table-cell>
          <table:table-cell table:formula="of:=[.A16]" office:value-type="float" office:value="1200" calcext:value-type="float">
            <text:p>1200</text:p>
          </table:table-cell>
          <table:table-cell table:formula="of:=([.E16]+[.I16])/2" office:value-type="float" office:value="19259.5" calcext:value-type="float">
            <text:p>19260</text:p>
          </table:table-cell>
          <table:table-cell table:formula="of:=0.00000000000056952477*[.S16]*[.S16]+0.000000085562587*[.S16]" office:value-type="float" office:value="0.00185914552199386" calcext:value-type="float">
            <text:p>0.00185915</text:p>
          </table:table-cell>
          <table:table-cell table:formula="of:=[.T16]/234.2701" office:value-type="float" office:value="0.00000793590612713216" calcext:value-type="float">
            <text:p>7.93591E-06</text:p>
          </table:table-cell>
          <table:table-cell table:formula="of:=[.U16]*600" office:value-type="float" office:value="0.00476154367627929" calcext:value-type="float">
            <text:p>0.00476154</text:p>
          </table:table-cell>
        </table:table-row>
      </table:table>
      <table:table table:name="Лист2" table:style-name="ta1">
        <table:table-column table:style-name="co6" table:default-cell-style-name="Default"/>
        <table:table-column table:style-name="co6" table:default-cell-style-name="ce9"/>
        <table:table-row table:style-name="ro1">
          <table:table-cell table:style-name="ce10" office:value-type="string" calcext:value-type="string">
            <text:p>t, s</text:p>
          </table:table-cell>
          <table:table-cell table:style-name="ce6" office:value-type="string" calcext:value-type="string">
            <text:p>C(mol/L)</text:p>
          </table:table-cell>
        </table:table-row>
        <table:table-row table:style-name="ro1">
          <table:table-cell table:formula="of:=['PhO2SOPh-2021-v1-4'.R3]" office:value-type="float" office:value="30" calcext:value-type="float">
            <text:p>30</text:p>
          </table:table-cell>
          <table:table-cell table:formula="of:=['PhO2SOPh-2021-v1-4'.V3]" office:value-type="float" office:value="0.000565761299288058" calcext:value-type="float">
            <text:p>0.00056576</text:p>
          </table:table-cell>
        </table:table-row>
        <table:table-row table:style-name="ro1">
          <table:table-cell table:formula="of:=['PhO2SOPh-2021-v1-4'.R4]" office:value-type="float" office:value="60" calcext:value-type="float">
            <text:p>60</text:p>
          </table:table-cell>
          <table:table-cell table:formula="of:=['PhO2SOPh-2021-v1-4'.V4]" office:value-type="float" office:value="0.000588022066641404" calcext:value-type="float">
            <text:p>0.00058802</text:p>
          </table:table-cell>
        </table:table-row>
        <table:table-row table:style-name="ro1">
          <table:table-cell table:formula="of:=['PhO2SOPh-2021-v1-4'.R5]" office:value-type="float" office:value="120" calcext:value-type="float">
            <text:p>120</text:p>
          </table:table-cell>
          <table:table-cell table:formula="of:=['PhO2SOPh-2021-v1-4'.V5]" office:value-type="float" office:value="0.0010092270987158" calcext:value-type="float">
            <text:p>0.00100923</text:p>
          </table:table-cell>
        </table:table-row>
        <table:table-row table:style-name="ro1">
          <table:table-cell table:formula="of:=['PhO2SOPh-2021-v1-4'.R6]" office:value-type="float" office:value="150" calcext:value-type="float">
            <text:p>150</text:p>
          </table:table-cell>
          <table:table-cell table:formula="of:=['PhO2SOPh-2021-v1-4'.V6]" office:value-type="float" office:value="0.00102889202971474" calcext:value-type="float">
            <text:p>0.00102889</text:p>
          </table:table-cell>
        </table:table-row>
        <table:table-row table:style-name="ro1">
          <table:table-cell table:formula="of:=['PhO2SOPh-2021-v1-4'.R7]" office:value-type="float" office:value="240" calcext:value-type="float">
            <text:p>240</text:p>
          </table:table-cell>
          <table:table-cell table:formula="of:=['PhO2SOPh-2021-v1-4'.V7]" office:value-type="float" office:value="0.00179538573402713" calcext:value-type="float">
            <text:p>0.00179539</text:p>
          </table:table-cell>
        </table:table-row>
        <table:table-row table:style-name="ro1">
          <table:table-cell table:formula="of:=['PhO2SOPh-2021-v1-4'.R8]" office:value-type="float" office:value="300" calcext:value-type="float">
            <text:p>300</text:p>
          </table:table-cell>
          <table:table-cell table:formula="of:=['PhO2SOPh-2021-v1-4'.V8]" office:value-type="float" office:value="0.00166219064952333" calcext:value-type="float">
            <text:p>0.001662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['PhO2SOPh-2021-v1-4'.R10]" office:value-type="float" office:value="450" calcext:value-type="float">
            <text:p>450</text:p>
          </table:table-cell>
          <table:table-cell table:formula="of:=['PhO2SOPh-2021-v1-4'.V10]" office:value-type="float" office:value="0.00243802692764894" calcext:value-type="float">
            <text:p>0.00243803</text:p>
          </table:table-cell>
        </table:table-row>
        <table:table-row table:style-name="ro1">
          <table:table-cell table:formula="of:=['PhO2SOPh-2021-v1-4'.R11]" office:value-type="float" office:value="540" calcext:value-type="float">
            <text:p>540</text:p>
          </table:table-cell>
          <table:table-cell table:formula="of:=['PhO2SOPh-2021-v1-4'.V11]" office:value-type="float" office:value="0.00306201662359551" calcext:value-type="float">
            <text:p>0.00306202</text:p>
          </table:table-cell>
        </table:table-row>
        <table:table-row table:style-name="ro1">
          <table:table-cell table:formula="of:=['PhO2SOPh-2021-v1-4'.R12]" office:value-type="float" office:value="600" calcext:value-type="float">
            <text:p>600</text:p>
          </table:table-cell>
          <table:table-cell table:formula="of:=['PhO2SOPh-2021-v1-4'.V12]" office:value-type="float" office:value="0.00317513712610341" calcext:value-type="float">
            <text:p>0.00317514</text:p>
          </table:table-cell>
        </table:table-row>
        <table:table-row table:style-name="ro1">
          <table:table-cell table:formula="of:=['PhO2SOPh-2021-v1-4'.R13]" office:value-type="float" office:value="750" calcext:value-type="float">
            <text:p>750</text:p>
          </table:table-cell>
          <table:table-cell table:formula="of:=['PhO2SOPh-2021-v1-4'.V13]" office:value-type="float" office:value="0.00356731127711507" calcext:value-type="float">
            <text:p>0.00356731</text:p>
          </table:table-cell>
        </table:table-row>
        <table:table-row table:style-name="ro1">
          <table:table-cell table:formula="of:=['PhO2SOPh-2021-v1-4'.R14]" office:value-type="float" office:value="900" calcext:value-type="float">
            <text:p>900</text:p>
          </table:table-cell>
          <table:table-cell table:formula="of:=['PhO2SOPh-2021-v1-4'.V14]" office:value-type="float" office:value="0.00449506207969818" calcext:value-type="float">
            <text:p>0.00449506</text:p>
          </table:table-cell>
        </table:table-row>
        <table:table-row table:style-name="ro1">
          <table:table-cell table:formula="of:=['PhO2SOPh-2021-v1-4'.R15]" office:value-type="float" office:value="1050" calcext:value-type="float">
            <text:p>1050</text:p>
          </table:table-cell>
          <table:table-cell table:formula="of:=['PhO2SOPh-2021-v1-4'.V15]" office:value-type="float" office:value="0.00474491945742055" calcext:value-type="float">
            <text:p>0.00474492</text:p>
          </table:table-cell>
        </table:table-row>
        <table:table-row table:style-name="ro1">
          <table:table-cell table:formula="of:=['PhO2SOPh-2021-v1-4'.R16]" office:value-type="float" office:value="1200" calcext:value-type="float">
            <text:p>1200</text:p>
          </table:table-cell>
          <table:table-cell table:formula="of:=['PhO2SOPh-2021-v1-4'.V16]" office:value-type="float" office:value="0.00476154367627929" calcext:value-type="float">
            <text:p>0.00476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4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5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6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9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1">
      <number:number number:decimal-places="7" loext:min-decimal-places="7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4T16:33:49.244521578</dc:date>
    <dc:creator>Александр Александрович Бондарев</dc:creator>
    <meta:editing-duration>PT20M37S</meta:editing-duration>
    <meta:editing-cycles>2</meta:editing-cycles>
    <meta:generator>LibreOffice/5.2.7.2$Linux_X86_64 LibreOffice_project/20m0$Build-2</meta:generator>
    <meta:document-statistic meta:table-count="2" meta:cell-count="3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78cm" svg:height="12.168cm" xlink:href=".." xlink:type="simple" chart:class="chart:scatter" chart:style-name="ch1">
        <chart:plot-area chart:style-name="ch2" table:cell-range-address="'PhO2SOPh-2021-v1-4'.R2:'PhO2SOPh-2021-v1-4'.S16" chart:data-source-has-labels="row" svg:x="1.352cm" svg:y="0.243cm" svg:width="15.385cm" svg:height="10.701cm">
          <chartooo:coordinate-region svg:x="2.529cm" svg:y="0.442cm" svg:width="13.836cm" svg:height="9.855cm"/>
          <chart:axis chart:dimension="x" chart:name="primary-x" chart:style-name="ch3">
            <chart:title svg:x="8.788cm" svg:y="11.187cm" chart:style-name="ch4">
              <text:p>t, s</text:p>
            </chart:title>
          </chart:axis>
          <chart:axis chart:dimension="y" chart:name="primary-y" chart:style-name="ch5">
            <chart:title svg:x="0.451cm" svg:y="5.822cm" chart:style-name="ch6">
              <text:p>Int</text:p>
            </chart:title>
            <chart:grid chart:style-name="ch7" chart:class="major"/>
          </chart:axis>
          <chart:series chart:style-name="ch8" chart:values-cell-range-address="'PhO2SOPh-2021-v1-4'.S3:'PhO2SOPh-2021-v1-4'.S16" chart:label-cell-address="'PhO2SOPh-2021-v1-4'.S2:'PhO2SOPh-2021-v1-4'.S2" chart:class="chart:scatter">
            <chart:domain table:cell-range-address="'PhO2SOPh-2021-v1-4'.R3:'PhO2SOPh-2021-v1-4'.R16"/>
            <chart:regression-curve chart:style-name="ch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R</text:p>
              </table:table-cell>
              <table:table-cell office:value-type="string">
                <text:p>Average 1-2</text:p>
                <draw:g>
                  <svg:desc>'PhO2SOPh-2021-v1-4'.S2:'PhO2SOPh-2021-v1-4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PhO2SOPh-2021-v1-4'.R3:'PhO2SOPh-2021-v1-4'.R16</svg:desc>
                </draw:g>
              </table:table-cell>
              <table:table-cell office:value-type="float" office:value="2538.85">
                <text:p>2538.85</text:p>
                <draw:g>
                  <svg:desc>'PhO2SOPh-2021-v1-4'.S3:'PhO2SOPh-2021-v1-4'.S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2637.05">
                <text:p>2637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4472.3">
                <text:p>447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4556.95">
                <text:p>4556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7789.1">
                <text:p>7789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7236.55">
                <text:p>7236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">
                <text:p>360</text:p>
              </table:table-cell>
              <table:table-cell office:value-type="float" office:value="4193">
                <text:p>4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0404.9">
                <text:p>1040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">
                <text:p>540</text:p>
              </table:table-cell>
              <table:table-cell office:value-type="float" office:value="12870.4">
                <text:p>1287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13310">
                <text:p>133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14817.4">
                <text:p>1481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">
                <text:p>900</text:p>
              </table:table-cell>
              <table:table-cell office:value-type="float" office:value="18286.6">
                <text:p>18286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0">
                <text:p>1050</text:p>
              </table:table-cell>
              <table:table-cell office:value-type="float" office:value="19199.1">
                <text:p>1919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">
                <text:p>1200</text:p>
              </table:table-cell>
              <table:table-cell office:value-type="float" office:value="19259.5">
                <text:p>1925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8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91cm" svg:height="11.842cm" xlink:href=".." xlink:type="simple" chart:class="chart:scatter" chart:style-name="ch1">
        <chart:plot-area chart:style-name="ch2" table:cell-range-address="'PhO2SOPh-2021-v1-4'.R2:'PhO2SOPh-2021-v1-4'.R16 'PhO2SOPh-2021-v1-4'.V2:'PhO2SOPh-2021-v1-4'.V16" chart:data-source-has-labels="row" svg:x="1.364cm" svg:y="0.236cm" svg:width="15.974cm" svg:height="10.389cm">
          <chartooo:coordinate-region svg:x="3.388cm" svg:y="0.435cm" svg:width="13.578cm" svg:height="9.543cm"/>
          <chart:axis chart:dimension="x" chart:name="primary-x" chart:style-name="ch3">
            <chart:title svg:x="9.095cm" svg:y="10.861cm" chart:style-name="ch4">
              <text:p>t, s</text:p>
            </chart:title>
          </chart:axis>
          <chart:axis chart:dimension="y" chart:name="primary-y" chart:style-name="ch5">
            <chart:title svg:x="0.451cm" svg:y="6.109cm" chart:style-name="ch6">
              <text:p>C(mol/L)</text:p>
            </chart:title>
            <chart:grid chart:style-name="ch7" chart:class="major"/>
          </chart:axis>
          <chart:series chart:style-name="ch8" chart:values-cell-range-address="'PhO2SOPh-2021-v1-4'.V3:'PhO2SOPh-2021-v1-4'.V16" chart:label-cell-address="'PhO2SOPh-2021-v1-4'.V2:'PhO2SOPh-2021-v1-4'.V2" chart:class="chart:scatter">
            <chart:domain table:cell-range-address="'PhO2SOPh-2021-v1-4'.R3:'PhO2SOPh-2021-v1-4'.R16"/>
            <chart:regression-curve chart:style-name="ch9"/>
            <chart:data-point chart:repeated="6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R</text:p>
              </table:table-cell>
              <table:table-cell office:value-type="string">
                <text:p>x600</text:p>
                <draw:g>
                  <svg:desc>'PhO2SOPh-2021-v1-4'.V2:'PhO2SOPh-2021-v1-4'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PhO2SOPh-2021-v1-4'.R3:'PhO2SOPh-2021-v1-4'.R16</svg:desc>
                </draw:g>
              </table:table-cell>
              <table:table-cell office:value-type="float" office:value="0.000565761299288058">
                <text:p>0.000565761299288058</text:p>
                <draw:g>
                  <svg:desc>'PhO2SOPh-2021-v1-4'.V3:'PhO2SOPh-2021-v1-4'.V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00588022066641404">
                <text:p>0.000588022066641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0.0010092270987158">
                <text:p>0.0010092270987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0102889202971474">
                <text:p>0.00102889202971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0.00179538573402713">
                <text:p>0.00179538573402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166219064952333">
                <text:p>0.00166219064952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">
                <text:p>360</text:p>
              </table:table-cell>
              <table:table-cell office:value-type="float" office:value="0.000944491552487589">
                <text:p>0.000944491552487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0.00243802692764894">
                <text:p>0.00243802692764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">
                <text:p>540</text:p>
              </table:table-cell>
              <table:table-cell office:value-type="float" office:value="0.00306201662359551">
                <text:p>0.00306201662359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0.00317513712610341">
                <text:p>0.00317513712610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0.00356731127711507">
                <text:p>0.00356731127711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">
                <text:p>900</text:p>
              </table:table-cell>
              <table:table-cell office:value-type="float" office:value="0.00449506207969818">
                <text:p>0.00449506207969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0">
                <text:p>1050</text:p>
              </table:table-cell>
              <table:table-cell office:value-type="float" office:value="0.00474491945742055">
                <text:p>0.00474491945742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">
                <text:p>1200</text:p>
              </table:table-cell>
              <table:table-cell office:value-type="float" office:value="0.00476154367627929">
                <text:p>0.00476154367627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